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2" svg:font-family="Arial, sans-serif"/>
    <style:font-face style:name="OpenSymbol" svg:font-family="OpenSymbol"/>
    <style:font-face style:name="Times" svg:font-family="Times, 'Times New Roman', serif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9.5cm" table:align="center" style:may-break-between-rows="false"/>
    </style:style>
    <style:style style:name="Tableau1.A" style:family="table-column">
      <style:table-column-properties style:column-width="5.999cm"/>
    </style:style>
    <style:style style:name="Tableau1.B" style:family="table-column">
      <style:table-column-properties style:column-width="3.501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9.5cm" table:align="center" style:may-break-between-rows="false"/>
    </style:style>
    <style:style style:name="Tableau2.A" style:family="table-column">
      <style:table-column-properties style:column-width="5.999cm"/>
    </style:style>
    <style:style style:name="Tableau2.B" style:family="table-column">
      <style:table-column-properties style:column-width="3.501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2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0pt" fo:language="en" fo:country="US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n" fo:country="US" fo:font-style="italic" style:text-underline-style="none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n" fo:country="US" style:text-underline-style="none" fo:font-weight="normal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cm" fo:keep-together="always" fo:text-indent="0cm" style:auto-text-indent="false"/>
      <style:text-properties style:font-name="Arial1" fo:font-size="12pt" fo:language="en" fo:country="US" fo:background-color="transparent" style:font-size-asian="12pt" style:font-size-complex="12pt"/>
    </style:style>
    <style:style style:name="P10" style:family="paragraph" style:parent-style-name="Text_20_body">
      <style:paragraph-properties fo:margin-left="2.499cm" fo:margin-right="0cm" fo:margin-top="0cm" fo:margin-bottom="0cm" fo:text-indent="0cm" style:auto-text-indent="false"/>
      <style:text-properties fo:language="en" fo:country="US"/>
    </style:style>
    <style:style style:name="P11" style:family="paragraph" style:parent-style-name="Text_20_body">
      <style:paragraph-properties fo:margin-left="2.499cm" fo:margin-right="0cm" fo:margin-top="0cm" fo:margin-bottom="0cm" fo:text-indent="0cm" style:auto-text-indent="false"/>
      <style:text-properties fo:language="en" fo:country="US" fo:background-color="transparent"/>
    </style:style>
    <style:style style:name="P12" style:family="paragraph" style:parent-style-name="Text_20_body">
      <style:paragraph-properties fo:margin-left="2.499cm" fo:margin-right="0cm" fo:margin-top="0cm" fo:margin-bottom="0cm" fo:text-indent="0cm" style:auto-text-indent="false"/>
      <style:text-properties fo:language="en" fo:country="US" fo:font-style="italic" fo:background-color="transparent"/>
    </style:style>
    <style:style style:name="P13" style:family="paragraph" style:parent-style-name="Text_20_body">
      <style:paragraph-properties fo:margin-left="2.499cm" fo:margin-right="0cm" fo:margin-top="0cm" fo:margin-bottom="0cm" fo:text-indent="0cm" style:auto-text-indent="false"/>
      <style:text-properties fo:language="en" fo:country="US" fo:font-weight="bold" fo:background-color="transparent"/>
    </style:style>
    <style:style style:name="P14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Arial2" fo:language="en" fo:country="US" fo:background-color="transparent"/>
    </style:style>
    <style:style style:name="P15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Arial2" fo:font-size="10pt" fo:language="en" fo:country="US" fo:background-color="transparent"/>
    </style:style>
    <style:style style:name="P16" style:family="paragraph" style:parent-style-name="Text_20_body">
      <style:paragraph-properties fo:margin-left="1.251cm" fo:margin-right="0cm" fo:margin-top="0cm" fo:margin-bottom="0cm" fo:text-indent="0cm" style:auto-text-indent="false"/>
      <style:text-properties fo:language="en" fo:country="US" fo:background-color="transparent"/>
    </style:style>
    <style:style style:name="P17" style:family="paragraph" style:parent-style-name="Text_20_body">
      <style:paragraph-properties fo:margin-left="1.251cm" fo:margin-right="0cm" fo:margin-top="0cm" fo:margin-bottom="0cm" fo:keep-together="always" fo:orphans="0" fo:text-indent="0cm" style:auto-text-indent="false"/>
      <style:text-properties fo:language="en" fo:country="US" fo:background-color="transparent"/>
    </style:style>
    <style:style style:name="P18" style:family="paragraph" style:parent-style-name="Text_20_body">
      <style:paragraph-properties fo:margin-left="1.251cm" fo:margin-right="0cm" fo:margin-top="0cm" fo:margin-bottom="0cm" fo:keep-together="always" fo:text-indent="0cm" style:auto-text-indent="false"/>
      <style:text-properties fo:language="en" fo:country="US"/>
    </style:style>
    <style:style style:name="P19" style:family="paragraph" style:parent-style-name="Text_20_body">
      <style:paragraph-properties fo:margin-left="1.251cm" fo:margin-right="0cm" fo:margin-top="0cm" fo:margin-bottom="0cm" fo:text-indent="0cm" style:auto-text-indent="false" fo:padding="0.049cm" fo:border="0.035cm solid #000000"/>
      <style:text-properties style:font-name="Times" fo:font-size="10pt" fo:language="en" fo:country="US" fo:background-color="transparent"/>
    </style:style>
    <style:style style:name="P20" style:family="paragraph" style:parent-style-name="Text_20_body">
      <style:paragraph-properties fo:margin-left="1.251cm" fo:margin-right="0cm" fo:margin-top="0cm" fo:margin-bottom="0cm" fo:keep-together="always" fo:text-indent="0cm" style:auto-text-indent="false" fo:padding="0.049cm" fo:border="0.035cm solid #000000"/>
      <style:text-properties style:font-name="Times" fo:font-size="10pt" fo:language="en" fo:country="US" fo:background-color="transparent"/>
    </style:style>
    <style:style style:name="P21" style:family="paragraph" style:parent-style-name="Text_20_body">
      <style:paragraph-properties fo:margin-left="1.251cm" fo:margin-right="0cm" fo:margin-top="0cm" fo:margin-bottom="0cm" fo:text-indent="0cm" style:auto-text-indent="false" fo:padding="0.049cm" fo:border="0.035cm solid #000000"/>
      <style:text-properties style:font-name="Times New Roman" fo:font-size="10pt" fo:language="en" fo:country="US" fo:background-color="transparent" style:font-size-asian="10pt" style:font-size-complex="10pt"/>
    </style:style>
    <style:style style:name="P22" style:family="paragraph" style:parent-style-name="Text_20_body">
      <style:paragraph-properties fo:margin-top="0cm" fo:margin-bottom="0cm"/>
      <style:text-properties fo:language="en" fo:country="US"/>
    </style:style>
    <style:style style:name="P23" style:family="paragraph" style:parent-style-name="Text_20_body">
      <style:paragraph-properties fo:margin-top="0cm" fo:margin-bottom="0cm"/>
      <style:text-properties fo:language="en" fo:country="US" fo:background-color="transparent"/>
    </style:style>
    <style:style style:name="P24" style:family="paragraph" style:parent-style-name="Text_20_body">
      <style:paragraph-properties fo:margin-top="0cm" fo:margin-bottom="0cm" fo:keep-together="always" fo:orphans="0"/>
      <style:text-properties fo:language="en" fo:country="US" fo:background-color="transparent"/>
    </style:style>
    <style:style style:name="P25" style:family="paragraph" style:parent-style-name="Text_20_body">
      <style:paragraph-properties fo:margin-top="0cm" fo:margin-bottom="0cm" fo:keep-together="always"/>
      <style:text-properties fo:language="en" fo:country="US"/>
    </style:style>
    <style:style style:name="P26" style:family="paragraph" style:parent-style-name="Text_20_body">
      <style:paragraph-properties fo:margin-top="0cm" fo:margin-bottom="0cm" fo:keep-together="always" fo:orphans="0"/>
      <style:text-properties fo:language="en" fo:country="US"/>
    </style:style>
    <style:style style:name="P27" style:family="paragraph" style:parent-style-name="Text_20_body">
      <style:paragraph-properties fo:margin-top="0cm" fo:margin-bottom="0cm"/>
      <style:text-properties style:font-name="Arial2" fo:language="en" fo:country="US" fo:background-color="transparent"/>
    </style:style>
    <style:style style:name="P28" style:family="paragraph" style:parent-style-name="Text_20_body" style:master-page-name="">
      <style:paragraph-properties fo:margin-top="0cm" fo:margin-bottom="0cm" fo:keep-together="always" fo:orphans="0" style:page-number="auto" fo:break-before="auto" fo:break-after="auto" fo:keep-with-next="auto"/>
      <style:text-properties fo:language="en" fo:country="US" fo:background-color="transparent"/>
    </style:style>
    <style:style style:name="P29" style:family="paragraph" style:parent-style-name="Standard" style:list-style-name="L10"/>
    <style:style style:name="P30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language="en" fo:country="US" style:text-underline-style="none" fo:font-weight="normal" style:font-weight-asian="normal" style:font-weight-complex="normal"/>
    </style:style>
    <style:style style:name="P34" style:family="paragraph" style:parent-style-name="Standard" style:list-style-name="L2">
      <style:paragraph-properties fo:margin-left="4.001cm" fo:margin-right="0cm" fo:text-indent="0cm" style:auto-text-indent="false"/>
      <style:text-properties fo:font-size="10pt" fo:language="en" fo:country="US" style:font-size-asian="10pt" style:font-size-complex="10pt"/>
    </style:style>
    <style:style style:name="P35" style:family="paragraph" style:parent-style-name="Standard" style:list-style-name="L2">
      <style:paragraph-properties fo:margin-left="2.498cm" fo:margin-right="0cm" fo:text-indent="0cm" style:auto-text-indent="false"/>
      <style:text-properties fo:font-size="12pt" fo:language="en" fo:country="US" style:font-size-asian="12pt" style:font-size-complex="12pt"/>
    </style:style>
    <style:style style:name="P36" style:family="paragraph" style:parent-style-name="Text_20_body" style:list-style-name="L2">
      <style:paragraph-properties fo:margin-left="2.499cm" fo:margin-right="0cm" fo:margin-top="0cm" fo:margin-bottom="0cm" fo:text-indent="0cm" style:auto-text-indent="false"/>
      <style:text-properties fo:language="en" fo:country="US" fo:background-color="transparent"/>
    </style:style>
    <style:style style:name="P37" style:family="paragraph" style:parent-style-name="Text_20_body" style:list-style-name="L4">
      <style:paragraph-properties fo:margin-left="2.499cm" fo:margin-right="0cm" fo:margin-top="0cm" fo:margin-bottom="0cm" fo:text-indent="0cm" style:auto-text-indent="false"/>
      <style:text-properties fo:language="en" fo:country="US" fo:background-color="transparent"/>
    </style:style>
    <style:style style:name="P38" style:family="paragraph" style:parent-style-name="Text_20_body" style:list-style-name="L5">
      <style:paragraph-properties fo:margin-left="2.499cm" fo:margin-right="0cm" fo:margin-top="0cm" fo:margin-bottom="0cm" fo:text-indent="0cm" style:auto-text-indent="false"/>
      <style:text-properties fo:language="en" fo:country="US" fo:background-color="transparent"/>
    </style:style>
    <style:style style:name="P39" style:family="paragraph" style:parent-style-name="Text_20_body" style:list-style-name="L6">
      <style:paragraph-properties fo:margin-left="2.499cm" fo:margin-right="0cm" fo:margin-top="0cm" fo:margin-bottom="0cm" fo:text-indent="0cm" style:auto-text-indent="false"/>
      <style:text-properties fo:language="en" fo:country="US" fo:background-color="transparent"/>
    </style:style>
    <style:style style:name="P40" style:family="paragraph" style:parent-style-name="Text_20_body" style:list-style-name="L7">
      <style:paragraph-properties fo:margin-left="2.499cm" fo:margin-right="0cm" fo:margin-top="0cm" fo:margin-bottom="0cm" fo:keep-together="always" fo:orphans="0" fo:text-indent="0cm" style:auto-text-indent="false"/>
      <style:text-properties fo:language="en" fo:country="US" fo:background-color="transparent"/>
    </style:style>
    <style:style style:name="P41" style:family="paragraph" style:parent-style-name="Text_20_body" style:list-style-name="L4">
      <style:paragraph-properties fo:margin-left="2.499cm" fo:margin-right="0cm" fo:margin-top="0cm" fo:margin-bottom="0cm" fo:keep-together="always" fo:orphans="0" fo:text-indent="0cm" style:auto-text-indent="false"/>
      <style:text-properties fo:language="en" fo:country="US" fo:background-color="transparent"/>
    </style:style>
    <style:style style:name="P42" style:family="paragraph" style:parent-style-name="Text_20_body" style:list-style-name="L9">
      <style:paragraph-properties fo:margin-left="2.499cm" fo:margin-right="0cm" fo:margin-top="0cm" fo:margin-bottom="0cm" fo:text-indent="0cm" style:auto-text-indent="false"/>
      <style:text-properties fo:language="en" fo:country="US" fo:background-color="transparent"/>
    </style:style>
    <style:style style:name="P43" style:family="paragraph" style:parent-style-name="Text_20_body" style:list-style-name="L2">
      <style:paragraph-properties fo:margin-left="2.499cm" fo:margin-right="0cm" fo:margin-top="0cm" fo:margin-bottom="0cm" fo:text-indent="0cm" style:auto-text-indent="false"/>
      <style:text-properties fo:language="en" fo:country="US" fo:font-style="normal" fo:background-color="transparent" style:font-style-asian="normal" style:font-style-complex="normal"/>
    </style:style>
    <style:style style:name="P44" style:family="paragraph" style:parent-style-name="Text_20_body" style:list-style-name="L7">
      <style:paragraph-properties fo:margin-left="2.499cm" fo:margin-right="0cm" fo:margin-top="0cm" fo:margin-bottom="0cm" fo:keep-together="always" fo:orphans="0" fo:text-indent="0cm" style:auto-text-indent="false"/>
      <style:text-properties fo:font-variant="normal" fo:text-transform="none" fo:language="en" fo:country="US" fo:font-style="normal" fo:background-color="transparent"/>
    </style:style>
    <style:style style:name="P45" style:family="paragraph" style:parent-style-name="Text_20_body" style:list-style-name="L8">
      <style:paragraph-properties fo:margin-left="2.499cm" fo:margin-right="0cm" fo:margin-top="0cm" fo:margin-bottom="0cm" fo:text-indent="0cm" style:auto-text-indent="false"/>
      <style:text-properties style:font-name="Arial2" fo:language="en" fo:country="US" fo:background-color="transparent"/>
    </style:style>
    <style:style style:name="P46" style:family="paragraph" style:parent-style-name="Text_20_body" style:list-style-name="L2">
      <style:paragraph-properties fo:margin-left="3.747cm" fo:margin-right="0cm" fo:margin-top="0cm" fo:margin-bottom="0cm" fo:text-indent="0cm" style:auto-text-indent="false"/>
      <style:text-properties fo:font-size="10pt" fo:language="en" fo:country="US" fo:background-color="transparent" style:font-size-asian="10pt" style:font-size-complex="10pt"/>
    </style:style>
    <style:style style:name="P47" style:family="paragraph" style:parent-style-name="Text_20_body" style:list-style-name="L3">
      <style:paragraph-properties fo:margin-left="1.251cm" fo:margin-right="0cm" fo:margin-top="0cm" fo:margin-bottom="0cm" fo:keep-together="always" fo:orphans="0" fo:text-indent="0cm" style:auto-text-indent="false"/>
      <style:text-properties style:font-name="Arial2" fo:language="en" fo:country="US" fo:background-color="transparent"/>
    </style:style>
    <style:style style:name="P48" style:family="paragraph" style:parent-style-name="Text_20_body" style:list-style-name="L3">
      <style:paragraph-properties fo:margin-left="1.251cm" fo:margin-right="0cm" fo:margin-top="0cm" fo:margin-bottom="0cm" fo:keep-together="always" fo:orphans="0" fo:text-indent="0cm" style:auto-text-indent="false"/>
      <style:text-properties fo:language="en" fo:country="US"/>
    </style:style>
    <style:style style:name="P49" style:family="paragraph" style:parent-style-name="Heading_20_2">
      <style:text-properties fo:language="en" fo:country="US"/>
    </style:style>
    <style:style style:name="P50" style:family="paragraph" style:parent-style-name="Heading_20_3">
      <style:text-properties fo:language="en" fo:country="US"/>
    </style:style>
    <style:style style:name="P51" style:family="paragraph" style:parent-style-name="Heading_20_4">
      <style:text-properties fo:language="en" fo:country="US"/>
    </style:style>
    <style:style style:name="P52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55" style:family="paragraph" style:parent-style-name="Contents_20_4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T1" style:family="text">
      <style:text-properties fo:background-color="transparen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/>
    </style:style>
    <style:style style:name="T5" style:family="text">
      <style:text-properties fo:font-style="italic" fo:background-color="transparent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10pt" fo:font-style="normal" style:font-size-asian="10pt" style:font-style-asian="normal" style:font-size-complex="10pt" style:font-style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Times New Roman" style:font-size-asian="10pt" style:font-size-complex="10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font-name="Arial1"/>
    </style:style>
    <style:style style:name="T14" style:family="text">
      <style:text-properties style:font-name="Arial1" fo:background-color="transparent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<text:bookmark text:name="__RefHeading__782_652462482"/>Schematic Libraries Files Format:<text:bookmark-end text:name="__RefHeading__782_652462482"/></text:h>
      <text:table-of-content text:style-name="Sect1" text:name="Table des matières1">
        <text:table-of-content-source text:outline-level="10" text:index-scope="chapter">
          <text:index-title-template text:style-name="Contents_20_Heading">Schematic Libraries Files Format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chematic Libraries Files Format:</text:p>
          </text:index-title>
          <text:p text:style-name="P52"><text:a xlink:type="simple" xlink:href="#__RefHeading__782_652462482" text:style-name="Internet_20_link" text:visited-style-name="Internet_20_link">1 - Schematic Libraries Files Format:<text:tab/>1</text:a></text:p>
          <text:p text:style-name="P53"><text:a xlink:type="simple" xlink:href="#__RefHeading__784_652462482" text:style-name="Internet_20_link" text:visited-style-name="Internet_20_link">1.1 - Units<text:tab/>1</text:a></text:p>
          <text:p text:style-name="P53"><text:a xlink:type="simple" xlink:href="#__RefHeading__786_652462482" text:style-name="Internet_20_link" text:visited-style-name="Internet_20_link">1.2 - Heading<text:tab/>1</text:a></text:p>
          <text:p text:style-name="P53"><text:a xlink:type="simple" xlink:href="#__RefHeading__788_652462482" text:style-name="Internet_20_link" text:visited-style-name="Internet_20_link">1.3 - Description of a component<text:tab/>1</text:a></text:p>
          <text:p text:style-name="P54"><text:a xlink:type="simple" xlink:href="#__RefHeading__790_652462482" text:style-name="Internet_20_link" text:visited-style-name="Internet_20_link">1.3.1 - Description of Alias<text:tab/>2</text:a></text:p>
          <text:p text:style-name="P54"><text:a xlink:type="simple" xlink:href="#__RefHeading__792_652462482" text:style-name="Internet_20_link" text:visited-style-name="Internet_20_link">1.3.2 - Description of the fields<text:tab/>2</text:a></text:p>
          <text:p text:style-name="P54"><text:a xlink:type="simple" xlink:href="#__RefHeading__794_652462482" text:style-name="Internet_20_link" text:visited-style-name="Internet_20_link">1.3.3 - Description of graphic elements<text:tab/>2</text:a></text:p>
          <text:p text:style-name="P55"><text:a xlink:type="simple" xlink:href="#__RefHeading__796_652462482" text:style-name="Internet_20_link" text:visited-style-name="Internet_20_link">1.3.3.1 - Polygon :<text:tab/>3</text:a></text:p>
          <text:p text:style-name="P55"><text:a xlink:type="simple" xlink:href="#__RefHeading__798_652462482" text:style-name="Internet_20_link" text:visited-style-name="Internet_20_link">1.3.3.2 - Rectangle<text:tab/>3</text:a></text:p>
          <text:p text:style-name="P55"><text:a xlink:type="simple" xlink:href="#__RefHeading__800_652462482" text:style-name="Internet_20_link" text:visited-style-name="Internet_20_link">1.3.3.3 - Circle<text:tab/>3</text:a></text:p>
          <text:p text:style-name="P55"><text:a xlink:type="simple" xlink:href="#__RefHeading__802_652462482" text:style-name="Internet_20_link" text:visited-style-name="Internet_20_link">1.3.3.4 - Arc of circle<text:tab/>3</text:a></text:p>
          <text:p text:style-name="P55"><text:a xlink:type="simple" xlink:href="#__RefHeading__804_652462482" text:style-name="Internet_20_link" text:visited-style-name="Internet_20_link">1.3.3.5 - Text field<text:tab/>4</text:a></text:p>
          <text:p text:style-name="P54"><text:a xlink:type="simple" xlink:href="#__RefHeading__806_652462482" text:style-name="Internet_20_link" text:visited-style-name="Internet_20_link">1.3.4 - Description of pins<text:tab/>4</text:a></text:p>
        </text:index-body>
      </text:table-of-content>
      <text:p text:style-name="P4"/>
      <text:h text:style-name="P49" text:outline-level="2"><text:bookmark text:name="__RefHeading__784_652462482"/>Units<text:bookmark-end text:name="__RefHeading__784_652462482"/></text:h>
      <text:p text:style-name="P4">Sizes and coordinates are given in mils (1/1000 inch)</text:p>
      <text:h text:style-name="P49" text:outline-level="2"><text:bookmark text:name="__RefHeading__786_652462482"/>Heading<text:bookmark-end text:name="__RefHeading__786_652462482"/></text:h>
      <text:p text:style-name="P23">format:</text:p>
      <text:p text:style-name="P19">EESchema-LIBRARY Version 2.0 24/1/1997-18:9:6</text:p>
      <text:p text:style-name="P20">description of the components</text:p>
      <text:p text:style-name="P19"># End Library</text:p>
      <text:p text:style-name="P22"/>
      <text:h text:style-name="P49" text:outline-level="2"><text:bookmark text:name="__RefHeading__788_652462482"/>Description of a component<text:bookmark-end text:name="__RefHeading__788_652462482"/></text:h>
      <text:p text:style-name="P16">The format is as follows :</text:p>
      <text:p text:style-name="P11"><text:span text:style-name="T2">DEF</text:span> <text:span text:style-name="T4">name reference</text:span><text:span text:style-name="T7"> unused text_offset draw_pinnumber draw_pinname unit_count units_locked option_flag</text:span></text:p>
      <text:p text:style-name="P11"><text:span text:style-name="T2">ALIAS </text:span><text:span text:style-name="T4">name1 name2…</text:span></text:p>
      <text:p text:style-name="P12">fields list</text:p>
      <text:p text:style-name="P13">DRAW</text:p>
      <text:p text:style-name="P12">list graphic elements and pins</text:p>
      <text:p text:style-name="P13">ENDDRAW</text:p>
      <text:p text:style-name="P13">ENDDEF</text:p>
      <text:p text:style-name="P7">Parameters for <text:span text:style-name="T3">DEF</text:span> :</text:p>
      <text:list xml:id="list36650749" text:style-name="L1">
        <text:list-item>
          <text:p text:style-name="P30"><text:span text:style-name="T5">name</text:span><text:span text:style-name="T8"> = component name in library (74LS02 ...)</text:span></text:p>
        </text:list-item>
        <text:list-item>
          <text:p text:style-name="P31">référence<text:span text:style-name="T8"> = Reference </text:span><text:span text:style-name="T9">( U, R, IC .., which become U3, U8, R1, R45, IC4...)</text:span></text:p>
        </text:list-item>
        <text:list-item>
          <text:p text:style-name="P33"><text:span text:style-name="T6">unused</text:span> = 0 (reserved)</text:p>
        </text:list-item>
        <text:list-item>
          <text:p text:style-name="P33">t<text:span text:style-name="T6">ext_offset</text:span> = offset for pin name position</text:p>
        </text:list-item>
        <text:list-item>
          <text:p text:style-name="P30"><text:span text:style-name="T6">draw_pinnumber</text:span><text:span text:style-name="T8"> = Y </text:span><text:span text:style-name="T9">(display pin number)</text:span><text:span text:style-name="T8"> ou N </text:span><text:span text:style-name="T9">(do not display pin number)</text:span><text:span text:style-name="T8">.</text:span></text:p>
        </text:list-item>
        <text:list-item>
          <text:p text:style-name="P32"><text:span text:style-name="T6">draw_pinname</text:span> = Y <text:span text:style-name="T10">(display pin name)</text:span> ou N <text:span text:style-name="T10">(do not display pin name)</text:span>.</text:p>
        </text:list-item>
        <text:list-item>
          <text:p text:style-name="P31">unit_count<text:span text:style-name="T8"> = Number of part ( or section) in a component package.</text:span></text:p>
        </text:list-item>
        <text:list-item>
          <text:p text:style-name="P31">units_locked<text:span text:style-name="T8"> = <text:s/>= L </text:span><text:span text:style-name="T9">(units are not identical and cannot be swapped)</text:span><text:span text:style-name="T8"> or F </text:span><text:span text:style-name="T9">(units are identical and therefore can be swapped) (Used only if unit_count &gt; 1)</text:span></text:p>
        </text:list-item>
        <text:list-item>
          <text:p text:style-name="P31">option_flag<text:span text:style-name="T8"> = N (normal) or P (component type "power")</text:span></text:p>
        </text:list-item>
      </text:list>
      <text:p text:style-name="P8"/>
      <text:p text:style-name="P23"><text:soft-page-break/>Example:</text:p>
      <text:p text:style-name="P20">DEF BNC P 0 40 Y NR 1 L NR</text:p>
      <text:p text:style-name="P20">F0 “P” 10.120 60 H V<text:span text:style-name="T11"> L C</text:span></text:p>
      <text:p text:style-name="P20">F1 “BNC” 110 - 60 40 V V<text:span text:style-name="T11"> L C</text:span></text:p>
      <text:p text:style-name="P20">DRAW</text:p>
      <text:p text:style-name="P20">C 0 0 70 0 1 0</text:p>
      <text:p text:style-name="P20">C 0 0 20 0 1 0</text:p>
      <text:p text:style-name="P20">X Ext. 2 0 - 200 130 U 40 40 1 1 P</text:p>
      <text:p text:style-name="P20">X In 1 - 150 0.130 R 40 40 1 1 P</text:p>
      <text:p text:style-name="P20">ENDDRAW</text:p>
      <text:p text:style-name="P20">ENDDEF</text:p>
      <text:p text:style-name="P25"/>
      <text:h text:style-name="P50" text:outline-level="3"><text:bookmark text:name="__RefHeading__790_652462482"/>Description of Alias<text:bookmark-end text:name="__RefHeading__790_652462482"/></text:h>
      <text:p text:style-name="P23">This line exists only if the component has alias names.</text:p>
      <text:p text:style-name="P16">format:</text:p>
      <text:p text:style-name="P11"><text:span text:style-name="T2">ALIAS </text:span><text:span text:style-name="T4">name1 name2 name3…</text:span></text:p>
      <text:p text:style-name="P10"/>
      <text:h text:style-name="P50" text:outline-level="3"><text:bookmark text:name="__RefHeading__792_652462482"/>Description of the fields<text:bookmark-end text:name="__RefHeading__792_652462482"/></text:h>
      <text:p text:style-name="P23">format:</text:p>
      <text:p text:style-name="P16"><text:span text:style-name="T2">F</text:span> n “<text:span text:style-name="T4">text” posx posy dimension orientation visibility</text:span><text:span text:style-name="T6"> hjustify vjustify/italic/bold “name”</text:span></text:p>
      <text:p text:style-name="P16">with:</text:p>
      <text:list xml:id="list36645442" text:style-name="L2">
        <text:list-item>
          <text:p text:style-name="P36">n = field number :</text:p>
        </text:list-item>
        <text:list-item>
          <text:p text:style-name="P46">reference = 0.</text:p>
        </text:list-item>
        <text:list-item>
          <text:p text:style-name="P46">value = 1.</text:p>
        </text:list-item>
        <text:list-item>
          <text:p text:style-name="P46">Pcb FootPrint = 2.</text:p>
        </text:list-item>
        <text:list-item>
          <text:p text:style-name="P46">User doc link = 3. At present time: not used </text:p>
        </text:list-item>
        <text:list-item>
          <text:p text:style-name="P36">n = 4..11 = fields 1 to 8 (since January 2009 more than 8 field allowed, so n can be &gt; 11.</text:p>
        </text:list-item>
        <text:list-item>
          <text:p text:style-name="P36">text (delimited by double quotes)</text:p>
        </text:list-item>
        <text:list-item>
          <text:p text:style-name="P36">position X and Y</text:p>
        </text:list-item>
        <text:list-item>
          <text:p text:style-name="P36">dimension (default = 50)</text:p>
        </text:list-item>
        <text:list-item>
          <text:p text:style-name="P36">orientation = H (horizontal) or V (vertical).</text:p>
        </text:list-item>
        <text:list-item>
          <text:p text:style-name="P36">Visibility = V (visible) or I (invisible)</text:p>
        </text:list-item>
        <text:list-item>
          <text:p text:style-name="P43">hjustify vjustify = L R C B or T</text:p>
        </text:list-item>
        <text:list-item>
          <text:p text:style-name="P34">L= left</text:p>
        </text:list-item>
        <text:list-item>
          <text:p text:style-name="P34">R = Right</text:p>
        </text:list-item>
        <text:list-item>
          <text:p text:style-name="P34">C = centre</text:p>
        </text:list-item>
        <text:list-item>
          <text:p text:style-name="P34">B = bottom</text:p>
        </text:list-item>
        <text:list-item>
          <text:p text:style-name="P34">T = Top</text:p>
        </text:list-item>
        <text:list-item>
          <text:p text:style-name="P35">Style: Italic = I or N ( <text:span text:style-name="T1">since January 2009)</text:span></text:p>
        </text:list-item>
        <text:list-item>
          <text:p text:style-name="P35">Style Bold = B or N ( <text:span text:style-name="T1">since January 2009)</text:span></text:p>
        </text:list-item>
        <text:list-item>
          <text:p text:style-name="P35">Name of the field<text:span text:style-name="T14"> (delimited by double quotes)</text:span><text:span text:style-name="T13"> </text:span>(only if it is not the default name)</text:p>
        </text:list-item>
      </text:list>
      <text:p text:style-name="P9">Note: <text:s/><text:span text:style-name="T8">vjustify, <text:s/>Italic and <text:s/>Bold are in the same 3 chars word.</text:span></text:p>
      <text:p text:style-name="P23">Example:</text:p>
      <text:p text:style-name="P19">DEF DIODE D 0 40 Y NR 1 0 NR</text:p>
      <text:p text:style-name="P19">F0 “D” 0.100 50 H V<text:span text:style-name="T11"> L CNN</text:span></text:p>
      <text:p text:style-name="P19">F1 “DIODE” 0 -100 50 H V<text:span text:style-name="T11"> L CIB</text:span></text:p>
      <text:p text:style-name="P21">F5 “2euros” 0 -200 50 H V L CIB ”PRICE”</text:p>
      <text:p text:style-name="P18"/>
      <text:h text:style-name="P50" text:outline-level="3"><text:bookmark text:name="__RefHeading__794_652462482"/>Description of graphic elements<text:bookmark-end text:name="__RefHeading__794_652462482"/></text:h>
      <text:p text:style-name="P28">There are of 5 types:</text:p>
      <text:list xml:id="list36639206" text:style-name="L3">
        <text:list-item>
          <text:p text:style-name="P47">Polygon (succession of segments), filled or normal.</text:p>
        </text:list-item>
        <text:list-item>
          <text:p text:style-name="P47">Rectangle.</text:p>
        </text:list-item>
        <text:list-item>
          <text:p text:style-name="P47"><text:soft-page-break/>Circle.</text:p>
        </text:list-item>
        <text:list-item>
          <text:p text:style-name="P47">Arc of circle.</text:p>
        </text:list-item>
        <text:list-item>
          <text:p text:style-name="P48"><text:span text:style-name="T1">Text</text:span>.</text:p>
        </text:list-item>
      </text:list>
      <text:h text:style-name="P51" text:outline-level="4"><text:bookmark text:name="__RefHeading__796_652462482"/>Polygon :<text:bookmark-end text:name="__RefHeading__796_652462482"/></text:h>
      <text:p text:style-name="P23">Format:</text:p>
      <text:p text:style-name="P16"><text:span text:style-name="T2">P</text:span> <text:span text:style-name="T4">Nb parts convert ltrait x0 y0 x1 y1 xi yi cc</text:span></text:p>
      <text:p text:style-name="P16">With:</text:p>
      <text:list xml:id="list36626400" text:style-name="L4">
        <text:list-item>
          <text:p text:style-name="P37">Nb = a number of points.</text:p>
        </text:list-item>
        <text:list-item>
          <text:p text:style-name="P37">unit = 0 if common to the parts; if not, number of part (1. .n).</text:p>
        </text:list-item>
        <text:list-item>
          <text:p text:style-name="P37">convert = 0 if common to the 2 representations, if not 1 or 2.</text:p>
        </text:list-item>
        <text:list-item>
          <text:p text:style-name="P37"><text:span text:style-name="T4">trait </text:span>= line thickness.</text:p>
        </text:list-item>
        <text:list-item>
          <text:p text:style-name="P37">xi yi coordinates of end i.</text:p>
        </text:list-item>
        <text:list-item>
          <text:p text:style-name="P37">cc = N F or F ( F = <text:span text:style-name="T1">filled polygon</text:span>; f = .<text:span text:style-name="T1"> filled polygon, transparent background)</text:span></text:p>
        </text:list-item>
      </text:list>
      <text:p text:style-name="P23">Example:</text:p>
      <text:p text:style-name="P22"/>
      <text:p text:style-name="P20">P 3 0 1 0 - 50 50 50 0 - 50 - 50 F</text:p>
      <text:p text:style-name="P20">P 2 0 1 0 50 50 50 – 50 N</text:p>
      <text:p text:style-name="P18"/>
      <text:h text:style-name="P51" text:outline-level="4"><text:bookmark text:name="__RefHeading__798_652462482"/>Rectangle<text:bookmark-end text:name="__RefHeading__798_652462482"/></text:h>
      <text:p text:style-name="P23">Format:</text:p>
      <text:p text:style-name="P16"><text:span text:style-name="T2">S </text:span><text:span text:style-name="T4">startx starty endx endy unit convert ltrait <text:s/>cc</text:span></text:p>
      <text:p text:style-name="P16">With</text:p>
      <text:list xml:id="list36643768" text:style-name="L5">
        <text:list-item>
          <text:p text:style-name="P38">unit = 0 if common to the parts; if not, number of part (1. .n).</text:p>
        </text:list-item>
        <text:list-item>
          <text:p text:style-name="P38">convert = 0 if common to the representations; if not, 1 or 2.</text:p>
        </text:list-item>
        <text:list-item>
          <text:p text:style-name="P38">ltrait = thickness.</text:p>
        </text:list-item>
      </text:list>
      <text:list xml:id="list36657703" text:continue-list="list36626400" text:style-name="L4">
        <text:list-item text:start-value="1">
          <text:p text:style-name="P37">cc = N F or F ( F = <text:span text:style-name="T1">filled Rectangle,</text:span>; f = .<text:span text:style-name="T1"> filled Rectangle, transparent background)</text:span></text:p>
        </text:list-item>
      </text:list>
      <text:p text:style-name="P23"/>
      <text:p text:style-name="P23">Example:</text:p>
      <text:p text:style-name="P22"/>
      <text:p text:style-name="P20">S 0 50.900.900 0 1 0 f</text:p>
      <text:p text:style-name="P22"/>
      <text:h text:style-name="P51" text:outline-level="4"><text:bookmark text:name="__RefHeading__800_652462482"/>Circle<text:bookmark-end text:name="__RefHeading__800_652462482"/></text:h>
      <text:p text:style-name="P23">Format:</text:p>
      <text:p text:style-name="P16"><text:span text:style-name="T2">C </text:span><text:span text:style-name="T4">posx posy radius unit convert ltrait cc</text:span></text:p>
      <text:p text:style-name="P16">With</text:p>
      <text:list xml:id="list36657558" text:style-name="L6">
        <text:list-item>
          <text:p text:style-name="P39">unit = 0 if common to the parts; if not, number of part (1. .n).</text:p>
        </text:list-item>
        <text:list-item>
          <text:p text:style-name="P39">convert = 0 so common to the representations, if not 1 or 2.</text:p>
        </text:list-item>
        <text:list-item>
          <text:p text:style-name="P39">ltrait = thickness.</text:p>
        </text:list-item>
      </text:list>
      <text:list xml:id="list36656070" text:continue-list="list36657703" text:style-name="L4">
        <text:list-item text:start-value="1">
          <text:p text:style-name="P37">cc = N F or F ( F = <text:span text:style-name="T1">filled Rectangle,</text:span>; f = .<text:span text:style-name="T1"> filled Rectangle, transparent background)</text:span></text:p>
        </text:list-item>
      </text:list>
      <text:p text:style-name="P23">Example:</text:p>
      <text:p text:style-name="P22"/>
      <text:p text:style-name="P20">C 0 0 70 0 1 0 F</text:p>
      <text:p text:style-name="P20">C 0 0 20 0 1 0 N</text:p>
      <text:p text:style-name="P18"/>
      <text:h text:style-name="P51" text:outline-level="4"><text:bookmark text:name="__RefHeading__802_652462482"/>Arc of circle<text:bookmark-end text:name="__RefHeading__802_652462482"/></text:h>
      <text:p text:style-name="P28">Format:</text:p>
      <text:p text:style-name="P24"><text:soft-page-break/><text:span text:style-name="T2">With </text:span><text:span text:style-name="T4">posx posy radius start end part convert ltrait start_pointX start_pointY end_pointX end_pointY <text:s/>cc</text:span></text:p>
      <text:p text:style-name="P17">With:</text:p>
      <text:list xml:id="list36656056" text:style-name="L7">
        <text:list-item>
          <text:p text:style-name="P40">start = <text:span text:style-name="T12">angle</text:span> of the starting point (in 0,1 degrees).</text:p>
        </text:list-item>
        <text:list-item>
          <text:p text:style-name="P40">end = <text:span text:style-name="T12">angle</text:span> of the end point (in 0,1 degrees).</text:p>
        </text:list-item>
        <text:list-item>
          <text:p text:style-name="P40">unit = 0 so common to the parts; if not, number of part (1. .n).</text:p>
        </text:list-item>
        <text:list-item>
          <text:p text:style-name="P40">convert = 0 if common to the representations, if not 1 or 2.</text:p>
        </text:list-item>
        <text:list-item>
          <text:p text:style-name="P40">ltrait = thickness.</text:p>
        </text:list-item>
        <text:list-item>
          <text:p text:style-name="P44">start_pointX start_pointY = coord of the starting point (role similar to start)</text:p>
        </text:list-item>
        <text:list-item>
          <text:p text:style-name="P44">end_pointX end_pointY = coord of the point of arrival (role similar to end)</text:p>
        </text:list-item>
      </text:list>
      <text:list xml:id="list36657105" text:continue-list="list36656070" text:style-name="L4">
        <text:list-item text:start-value="1">
          <text:p text:style-name="P41">cc = N F or F ( F = <text:span text:style-name="T1">filled Rectangle,</text:span>; f = .<text:span text:style-name="T1"> filled Rectangle, transparent background)</text:span></text:p>
        </text:list-item>
      </text:list>
      <text:p text:style-name="P24">Example:</text:p>
      <text:p text:style-name="P26"/>
      <text:p text:style-name="P20">To 0.148 48 - 889 889 0 1 0 N</text:p>
      <text:p text:style-name="P20">To 0 51 51 - 889 889 0 1 0 N</text:p>
      <text:p text:style-name="P22"/>
      <text:h text:style-name="P51" text:outline-level="4"><text:bookmark text:name="__RefHeading__804_652462482"/>Text field<text:bookmark-end text:name="__RefHeading__804_652462482"/></text:h>
      <text:p text:style-name="P27">Format:</text:p>
      <text:p text:style-name="P15"><text:span text:style-name="T2">T</text:span> orientation <text:span text:style-name="T4">posx posy dimension unit convert Text</text:span></text:p>
      <text:p text:style-name="P14">With:</text:p>
      <text:list xml:id="list36631130" text:style-name="L8">
        <text:list-item>
          <text:p text:style-name="P45">orientation = horizontal orientation (=0) or vertical (=1).</text:p>
        </text:list-item>
        <text:list-item>
          <text:p text:style-name="P45">type = always 0.</text:p>
        </text:list-item>
        <text:list-item>
          <text:p text:style-name="P45">unit = 0 so common to the parts, if not number of part (1. .n).</text:p>
        </text:list-item>
        <text:list-item>
          <text:p text:style-name="P45">convert = 0 if common to the representations, if not 1 or 2.</text:p>
        </text:list-item>
      </text:list>
      <text:p text:style-name="P22"/>
      <text:p text:style-name="P27">Example:</text:p>
      <text:p text:style-name="P22"/>
      <text:p text:style-name="P20">T 0 - 320 - 10 100 0 0 1 VREF</text:p>
      <text:p text:style-name="P22"/>
      <text:h text:style-name="P50" text:outline-level="3"><text:bookmark text:name="__RefHeading__806_652462482"/>Description of pins<text:bookmark-end text:name="__RefHeading__806_652462482"/></text:h>
      <text:p text:style-name="P23">Format:</text:p>
      <text:p text:style-name="P16"><text:span text:style-name="T2">X</text:span> <text:span text:style-name="T4">name number posx posy length orientation Snum Snom unit convert Etype [shape]</text:span>.</text:p>
      <text:p text:style-name="P16">With:</text:p>
      <text:list xml:id="list36638433" text:style-name="L9">
        <text:list-item>
          <text:p text:style-name="P42"><text:span text:style-name="T8">orientation </text:span>= U (up) D (down) R (right) L (left).</text:p>
        </text:list-item>
        <text:list-item>
          <text:p text:style-name="P42">name = name (without space) of the pin. if ~: no name</text:p>
        </text:list-item>
        <text:list-item>
          <text:p text:style-name="P42">number = n pin number (4 characters maximum).</text:p>
        </text:list-item>
        <text:list-item>
          <text:p text:style-name="P42">length = pin length.</text:p>
        </text:list-item>
        <text:list-item>
          <text:p text:style-name="P42">Snum = pin number text size.</text:p>
        </text:list-item>
        <text:list-item>
          <text:p text:style-name="P42">Snom = pin name text size.</text:p>
        </text:list-item>
        <text:list-item>
          <text:p text:style-name="P42">unit = 0 if common to the parts; if not, number of part (1. .n).</text:p>
        </text:list-item>
        <text:list-item>
          <text:p text:style-name="P42">convert = 0 if common to the representations, if not 1 or 2.</text:p>
        </text:list-item>
        <text:list-item>
          <text:p text:style-name="P42">Etype = electric type (1 character)</text:p>
        </text:list-item>
        <text:list-item>
          <text:p text:style-name="P42">shape = if present: pin shape (clock, inversion…).</text:p>
        </text:list-item>
      </text:list>
      <text:p text:style-name="P10"/>
      <text:p text:style-name="P23">Example:</text:p>
      <text:p text:style-name="P22"/>
      <text:p text:style-name="P20">X TO 1 - 200 0.150 R 40 40 1 1 P</text:p>
      <text:p text:style-name="P20">X K 2.200 0.150 L 40 40 1 1 P</text:p>
      <text:p text:style-name="P20">X 0 1 0 0 0 R 40 40 1 1 W NC</text:p>
      <text:p text:style-name="P20">X ~ 2 0 - 250 200 U 40 40 1 1 P</text:p>
      <text:p text:style-name="P4"><text:soft-page-break/>Etype list:</text:p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INPUT</text:p>
          </table:table-cell>
          <table:table-cell table:style-name="Tableau1.B1" office:value-type="string">
            <text:p text:style-name="P5">I</text:p>
          </table:table-cell>
        </table:table-row>
        <table:table-row>
          <table:table-cell table:style-name="Tableau1.A2" office:value-type="string">
            <text:p text:style-name="P4">OUTPUT</text:p>
          </table:table-cell>
          <table:table-cell table:style-name="Tableau1.B2" office:value-type="string">
            <text:p text:style-name="P5">O</text:p>
          </table:table-cell>
        </table:table-row>
        <table:table-row>
          <table:table-cell table:style-name="Tableau1.A2" office:value-type="string">
            <text:p text:style-name="P4">BIDI</text:p>
          </table:table-cell>
          <table:table-cell table:style-name="Tableau1.B2" office:value-type="string">
            <text:p text:style-name="P5">B</text:p>
          </table:table-cell>
        </table:table-row>
        <table:table-row>
          <table:table-cell table:style-name="Tableau1.A2" office:value-type="string">
            <text:p text:style-name="P4">TRISTATE</text:p>
          </table:table-cell>
          <table:table-cell table:style-name="Tableau1.B2" office:value-type="string">
            <text:p text:style-name="P5">T</text:p>
          </table:table-cell>
        </table:table-row>
        <table:table-row>
          <table:table-cell table:style-name="Tableau1.A2" office:value-type="string">
            <text:p text:style-name="P4">PASSIVE</text:p>
          </table:table-cell>
          <table:table-cell table:style-name="Tableau1.B2" office:value-type="string">
            <text:p text:style-name="P5">P</text:p>
          </table:table-cell>
        </table:table-row>
        <table:table-row>
          <table:table-cell table:style-name="Tableau1.A2" office:value-type="string">
            <text:p text:style-name="P4">UNSPECIFIED</text:p>
          </table:table-cell>
          <table:table-cell table:style-name="Tableau1.B2" office:value-type="string">
            <text:p text:style-name="P5">U</text:p>
          </table:table-cell>
        </table:table-row>
        <table:table-row>
          <table:table-cell table:style-name="Tableau1.A2" office:value-type="string">
            <text:p text:style-name="P4">POWER INPUT</text:p>
          </table:table-cell>
          <table:table-cell table:style-name="Tableau1.B2" office:value-type="string">
            <text:p text:style-name="P5">W</text:p>
          </table:table-cell>
        </table:table-row>
        <table:table-row>
          <table:table-cell table:style-name="Tableau1.A2" office:value-type="string">
            <text:p text:style-name="P4">POWER OUTPUT</text:p>
          </table:table-cell>
          <table:table-cell table:style-name="Tableau1.B2" office:value-type="string">
            <text:p text:style-name="P5">w</text:p>
          </table:table-cell>
        </table:table-row>
        <table:table-row>
          <table:table-cell table:style-name="Tableau1.A2" office:value-type="string">
            <text:p text:style-name="P4">OPEN COLLECTOR</text:p>
          </table:table-cell>
          <table:table-cell table:style-name="Tableau1.B2" office:value-type="string">
            <text:p text:style-name="P5">C</text:p>
          </table:table-cell>
        </table:table-row>
        <table:table-row>
          <table:table-cell table:style-name="Tableau1.A2" office:value-type="string">
            <text:p text:style-name="P4">OPEN EMITTER</text:p>
          </table:table-cell>
          <table:table-cell table:style-name="Tableau1.B2" office:value-type="string">
            <text:p text:style-name="P5">E</text:p>
          </table:table-cell>
        </table:table-row>
        <table:table-row>
          <table:table-cell table:style-name="Tableau1.A2" office:value-type="string">
            <text:p text:style-name="P4">NOT CONNECTED</text:p>
          </table:table-cell>
          <table:table-cell table:style-name="Tableau1.B2" office:value-type="string">
            <text:p text:style-name="P5">N</text:p>
          </table:table-cell>
        </table:table-row>
      </table:table>
      <text:p text:style-name="P4"/>
      <text:p text:style-name="P4">Shape list:</text:p>
      <text:list xml:id="list36647352" text:style-name="L10">
        <text:list-item>
          <text:p text:style-name="P29"><text:span text:style-name="T15">If invisible pin, the shape identifier starts by </text:span><text:span text:style-name="T16">N</text:span></text:p>
        </text:list-item>
        <text:list-item>
          <text:p text:style-name="P29">Next character is: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Line</text:p>
          </table:table-cell>
          <table:table-cell table:style-name="Tableau2.B1" office:value-type="string">
            <text:p text:style-name="P6">None (default)</text:p>
          </table:table-cell>
        </table:table-row>
        <table:table-row>
          <table:table-cell table:style-name="Tableau2.A2" office:value-type="string">
            <text:p text:style-name="P4">Inverted</text:p>
          </table:table-cell>
          <table:table-cell table:style-name="Tableau2.B2" office:value-type="string">
            <text:p text:style-name="P5">I</text:p>
          </table:table-cell>
        </table:table-row>
        <table:table-row>
          <table:table-cell table:style-name="Tableau2.A2" office:value-type="string">
            <text:p text:style-name="P4">Clock</text:p>
          </table:table-cell>
          <table:table-cell table:style-name="Tableau2.B2" office:value-type="string">
            <text:p text:style-name="P5">C</text:p>
          </table:table-cell>
        </table:table-row>
        <table:table-row>
          <table:table-cell table:style-name="Tableau2.A2" office:value-type="string">
            <text:p text:style-name="P4">Inverted clock</text:p>
          </table:table-cell>
          <table:table-cell table:style-name="Tableau2.B2" office:value-type="string">
            <text:p text:style-name="P5">CI</text:p>
          </table:table-cell>
        </table:table-row>
        <table:table-row>
          <table:table-cell table:style-name="Tableau2.A2" office:value-type="string">
            <text:p text:style-name="P4">Input low</text:p>
          </table:table-cell>
          <table:table-cell table:style-name="Tableau2.B2" office:value-type="string">
            <text:p text:style-name="P5">L</text:p>
          </table:table-cell>
        </table:table-row>
        <table:table-row>
          <table:table-cell table:style-name="Tableau2.A2" office:value-type="string">
            <text:p text:style-name="P4">Clock low</text:p>
          </table:table-cell>
          <table:table-cell table:style-name="Tableau2.B2" office:value-type="string">
            <text:p text:style-name="P5">CL</text:p>
          </table:table-cell>
        </table:table-row>
        <table:table-row>
          <table:table-cell table:style-name="Tableau2.A2" office:value-type="string">
            <text:p text:style-name="P4">Output low</text:p>
          </table:table-cell>
          <table:table-cell table:style-name="Tableau2.B2" office:value-type="string">
            <text:p text:style-name="P5">V</text:p>
          </table:table-cell>
        </table:table-row>
        <table:table-row>
          <table:table-cell table:style-name="Tableau2.A2" office:value-type="string">
            <text:p text:style-name="P4">Falling edge clock</text:p>
          </table:table-cell>
          <table:table-cell table:style-name="Tableau2.B2" office:value-type="string">
            <text:p text:style-name="P5">F</text:p>
          </table:table-cell>
        </table:table-row>
        <table:table-row>
          <table:table-cell table:style-name="Tableau2.A2" office:value-type="string">
            <text:p text:style-name="P4">Non Logic</text:p>
          </table:table-cell>
          <table:table-cell table:style-name="Tableau2.B2" office:value-type="string">
            <text:p text:style-name="P5">X</text:p>
          </table:table-cell>
        </table:table-row>
      </table:table>
      <text:p text:style-name="P4">Example:</text:p>
      <text:p text:style-name="P4">A clock is coded <text:span text:style-name="T3">C</text:span> if visible, and <text:span text:style-name="T3">NC</text:span> if invisi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Arial2" svg:font-family="Arial, sans-serif"/>
    <style:font-face style:name="OpenSymbol" svg:font-family="OpenSymbol"/>
    <style:font-face style:name="Times" svg:font-family="Times, 'Times New Roman', serif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en" fo:country="GB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49cm" fo:margin-right="0cm" fo:margin-top="0.199cm" fo:margin-bottom="0.199cm" fo:text-align="justify" style:justify-single-word="false" fo:text-indent="-1.249cm" style:auto-text-indent="false" style:page-number="auto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.498cm" fo:margin-right="0cm" fo:margin-top="0.199cm" fo:margin-bottom="0.199cm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.199cm" fo:margin-bottom="0.199cm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995cm" fo:margin-right="0cm" fo:margin-top="0.199cm" fo:margin-bottom="0.109cm" fo:text-indent="-1.249cm" style:auto-text-indent="false" fo:keep-with-next="always"/>
      <style:text-properties fo:color="#000080"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WW-Annotation" style:family="paragraph" style:parent-style-name="Standard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MP2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0pt" fo:language="en" fo:country="US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chematic Library files format</text:p>
        <text:p text:style-name="MP2"/>
      </style:header>
      <style:footer>
        <text:p text:style-name="MP3">Page <text:page-number text:select-page="current">5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IUT</meta:initial-creator>
    <meta:creation-date>1996-01-27T12:47:00</meta:creation-date>
    <dc:date>2010-12-22T16:53:12.18</dc:date>
    <meta:print-date>2005-01-08T20:26:25</meta:print-date>
    <dc:language>en-GB</dc:language>
    <meta:editing-cycles>156</meta:editing-cycles>
    <meta:editing-duration>PT13H34M48S</meta:editing-duration>
    <meta:document-statistic meta:table-count="2" meta:image-count="0" meta:object-count="0" meta:page-count="5" meta:paragraph-count="219" meta:word-count="1359" meta:character-count="6079"/>
    <meta:user-defined meta:name="Info 1"/>
    <meta:user-defined meta:name="Info 2"/>
    <meta:user-defined meta:name="Info 3"/>
    <meta:user-defined meta:name="Info 4"/>
  </office:meta>
</office:document-meta>
</file>